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</style:style>
    <style:style style:name="gr5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512cm" fo:min-width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97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b2b2b2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ffffff" draw:opacity="50%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text-properties style:font-name="Courier New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5.402cm" svg:y="5.06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164cm" svg:y="5.064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926cm" svg:y="5.06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688cm" svg:y="5.064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8.45cm" svg:y="5.064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051cm" svg:height="0.806cm" svg:x="5.302cm" svg:y="4.111cm">
          <draw:text-box>
            <text:p><text:span text:style-name="T1">array[ ]</text:span></text:p>
          </draw:text-box>
        </draw:frame>
        <draw:custom-shape draw:style-name="gr1" draw:text-style-name="P2" draw:layer="layout" svg:width="0.762cm" svg:height="0.762cm" svg:x="10.571cm" svg:y="5.066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52cm" svg:height="0.806cm" svg:x="10.349cm" svg:y="4.111cm">
          <draw:text-box>
            <text:p><text:span text:style-name="T1">size</text:span></text:p>
          </draw:text-box>
        </draw:frame>
        <draw:custom-shape draw:style-name="gr2" draw:text-style-name="P3" draw:layer="layout" svg:width="0.762cm" svg:height="0.762cm" svg:x="9.212cm" svg:y="5.064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403cm" svg:y="10.1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165cm" svg:y="10.1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0.762cm" svg:x="6.927cm" svg:y="10.1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0.762cm" svg:x="7.689cm" svg:y="10.1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0.762cm" svg:x="8.451cm" svg:y="10.1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0.572cm" svg:y="10.182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762cm" svg:height="0.762cm" svg:x="9.213cm" svg:y="10.1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376cm" svg:height="0.839cm" svg:x="1.662cm" svg:y="5.014cm">
          <draw:text-box>
            <text:p><text:span text:style-name="T2">(initial state)</text:span></text:p>
          </draw:text-box>
        </draw:frame>
        <draw:frame draw:style-name="gr7" draw:text-style-name="P8" draw:layer="layout" svg:width="5.622cm" svg:height="5.229cm" svg:x="5.284cm" svg:y="5.858cm">
          <draw:text-box>
            <text:p text:style-name="P7"><text:span text:style-name="T3">S.pop();</text:span></text:p>
            <text:p text:style-name="P7"><text:span text:style-name="T3">S.push('K');</text:span></text:p>
            <text:p text:style-name="P7"><text:span text:style-name="T3">S.push('L');</text:span></text:p>
            <text:p text:style-name="P7"><text:span text:style-name="T3">char ch=S.top();</text:span></text:p>
            <text:p text:style-name="P7"><text:span text:style-name="T3">S.push('M');</text:span></text:p>
            <text:p text:style-name="P7"><text:span text:style-name="T3">S.push('N');</text:span></text:p>
            <text:p text:style-name="P7"><text:span text:style-name="T3">S.pop();</text:span></text:p>
          </draw:text-box>
        </draw:frame>
        <draw:frame draw:style-name="gr6" draw:text-style-name="P6" draw:layer="layout" svg:width="3.436cm" svg:height="0.839cm" svg:x="1.662cm" svg:y="10.115cm">
          <draw:text-box>
            <text:p><text:span text:style-name="T2">(final state?)</text:span></text:p>
          </draw:text-box>
        </draw:frame>
        <draw:frame draw:style-name="gr3" draw:text-style-name="P4" draw:layer="layout" svg:width="2.051cm" svg:height="0.806cm" svg:x="5.303cm" svg:y="10.911cm">
          <draw:text-box>
            <text:p><text:span text:style-name="T1">array[ ]</text:span></text:p>
          </draw:text-box>
        </draw:frame>
        <draw:frame draw:style-name="gr4" draw:text-style-name="P4" draw:layer="layout" svg:width="1.852cm" svg:height="0.806cm" svg:x="10.25cm" svg:y="10.911cm">
          <draw:text-box>
            <text:p><text:span text:style-name="T1">size</text:span></text:p>
          </draw:text-box>
        </draw:frame>
        <draw:custom-shape draw:style-name="gr1" draw:text-style-name="P2" draw:layer="layout" svg:width="0.762cm" svg:height="0.762cm" svg:x="12.572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52cm" svg:height="0.806cm" svg:x="12.45cm" svg:y="10.911cm">
          <draw:text-box>
            <text:p><text:span text:style-name="T1">c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01:20:22.390000000</meta:creation-date>
    <dc:date>2021-09-23T02:39:41.318000000</dc:date>
    <meta:editing-duration>PT3H38M22S</meta:editing-duration>
    <meta:editing-cycles>5</meta:editing-cycles>
    <meta:generator>LibreOffice/6.3.2.2$Windows_X86_64 LibreOffice_project/98b30e735bda24bc04ab42594c85f7fd8be07b9c</meta:generator>
    <meta:document-statistic meta:object-count="23"/>
  </office:meta>
</office:document-meta>
</file>